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Analyse des besoins — Projet Arbre32</text:h>
      <text:h text:style-name="Heading_20_2" text:outline-level="2">1.1 Contexte et vision produit</text:h>
      <text:p text:style-name="Text_20_body"><text:span text:style-name="Strong_20_Emphasis">Arbre32</text:span> est une application web de jeu de stratégie basée sur un <text:span text:style-name="Strong_20_Emphasis">arbre de données</text:span> et un <text:span text:style-name="Strong_20_Emphasis">jeu de 32 cartes</text:span>. L’objectif est d’offrir une expérience de jeu accessible via navigateur, avec gestion des comptes, des parties, des actions de jeu et des interactions en temps réel (notifications, événements).<text:line-break/>Dans une perspective “entreprise”, Arbre32 est considéré comme un <text:span text:style-name="Strong_20_Emphasis">produit numérique</text:span> amené à évoluer : il démarre avec une architecture simple, puis se modernise progressivement (déploiement Linux → Docker → CI/CD → Cloud managé → Kubernetes → multi-cloud).</text:p>
      <text:p text:style-name="Text_20_body"><text:span text:style-name="Strong_20_Emphasis">Valeur métier :</text:span></text:p>
      <text:list text:style-name="L1">
        <text:list-item>
          <text:p text:style-name="P1">Proposer un jeu stratégique original et structuré.</text:p>
        </text:list-item>
        <text:list-item>
          <text:p text:style-name="P1">Permettre une expérience fluide, sécurisée et fiable.</text:p>
        </text:list-item>
        <text:list-item>
          <text:p text:style-name="P1">Offrir une base solide pour l’évolution technique (scalabilité, déploiement, observabilité).</text:p>
        </text:list-item>
      </text:list>
      <text:h text:style-name="Heading_20_2" text:outline-level="2">1.2 Parties prenantes</text:h>
      <text:list text:style-name="L2">
        <text:list-item>
          <text:p text:style-name="P2"><text:span text:style-name="Strong_20_Emphasis">Utilisateurs joueurs</text:span> : jouent des parties, consultent l’état du jeu, reçoivent des notifications.</text:p>
        </text:list-item>
        <text:list-item>
          <text:p text:style-name="P2"><text:span text:style-name="Strong_20_Emphasis">Administrateur</text:span> : supervise le système (ex. gestion/contrôle, accès à des informations d’administration selon le périmètre retenu).</text:p>
        </text:list-item>
        <text:list-item>
          <text:p text:style-name="P2"><text:span text:style-name="Strong_20_Emphasis">Équipe produit/technique (interne)</text:span> : développe, déploie, corrige, améliore, exploite.</text:p>
        </text:list-item>
        <text:list-item>
          <text:p text:style-name="P2"><text:span text:style-name="Strong_20_Emphasis">Infrastructure (plateforme)</text:span> : services d’hébergement, réseau, sécurité, base de données, proxy, etc.</text:p>
        </text:list-item>
      </text:list>
      <text:h text:style-name="Heading_20_2" text:outline-level="2">1.3 Acteurs (niveau système)</text:h>
      <text:list text:style-name="L3">
        <text:list-item>
          <text:p text:style-name="P3"><text:span text:style-name="Strong_20_Emphasis">Joueur</text:span> : utilisateur authentifié jouant des parties.</text:p>
        </text:list-item>
        <text:list-item>
          <text:p text:style-name="P3"><text:span text:style-name="Strong_20_Emphasis">Visiteur</text:span> : utilisateur non authentifié (accès limité : présentation, inscription, connexion).</text:p>
        </text:list-item>
        <text:list-item>
          <text:p text:style-name="P3"><text:span text:style-name="Strong_20_Emphasis">Administrateur</text:span> : utilisateur avec permissions d’administration.</text:p>
        </text:list-item>
        <text:list-item>
          <text:p text:style-name="P3"><text:span text:style-name="Strong_20_Emphasis">Système Arbre32</text:span> : moteur de jeu + API + services de notification.</text:p>
        </text:list-item>
        <text:list-item>
          <text:p text:style-name="P3"><text:span text:style-name="Strong_20_Emphasis">Services techniques</text:span> : base de données, reverse proxy, pipeline CI/CD (acteurs indirects).</text:p>
        </text:list-item>
      </text:list>
      <text:h text:style-name="Heading_20_2" text:outline-level="2">1.4 Périmètre (scope)</text:h>
      <text:h text:style-name="Heading_20_3" text:outline-level="3">Inclus dans le périmètre</text:h>
      <text:list text:style-name="L4">
        <text:list-item>
          <text:p text:style-name="P4">Gestion des comptes : inscription, connexion, gestion session (via JWT).</text:p>
        </text:list-item>
        <text:list-item>
          <text:p text:style-name="P4">Gestion des parties : création, rejoindre, état de partie.</text:p>
        </text:list-item>
        <text:list-item>
          <text:p text:style-name="P4">Mécanismes essentiels de jeu : exécuter une action (ex. jouer une carte), progression d’état, calcul de score/état.</text:p>
        </text:list-item>
        <text:list-item>
          <text:p text:style-name="P4"><text:soft-page-break/>Communication temps réel : notifications/événements (ex. WebSocket) pour refléter l’évolution de partie.</text:p>
        </text:list-item>
        <text:list-item>
          <text:p text:style-name="P4">Interface web (frontend) : interaction utilisateur, affichage dynamique.</text:p>
        </text:list-item>
        <text:list-item>
          <text:p text:style-name="P4">Persistance : utilisateurs, parties, événements principaux, données nécessaires au jeu.</text:p>
        </text:list-item>
        <text:list-item>
          <text:p text:style-name="P4">Traces et diagnostics : logs applicatifs nécessaires au support.</text:p>
        </text:list-item>
      </text:list>
      <text:h text:style-name="Heading_20_3" text:outline-level="3">Hors périmètre (pour cette phase, sauf mention contraire)</text:h>
      <text:list text:style-name="L5">
        <text:list-item>
          <text:p text:style-name="P5">Monétisation/paiements, boutique, abonnements.</text:p>
        </text:list-item>
        <text:list-item>
          <text:p text:style-name="P5">Anti-triche avancé / arbitrage complet.</text:p>
        </text:list-item>
        <text:list-item>
          <text:p text:style-name="P5">Matchmaking sophistiqué / classement mondial (leaderboards avancés).</text:p>
        </text:list-item>
        <text:list-item>
          <text:p text:style-name="P5">Mode offline.</text:p>
        </text:list-item>
        <text:list-item>
          <text:p text:style-name="P5">Analytics marketing poussés.</text:p>
        </text:list-item>
      </text:list>
      <text:h text:style-name="Heading_20_2" text:outline-level="2">1.5 Besoins fonctionnels (BF)</text:h>
      <text:h text:style-name="Heading_20_3" text:outline-level="3">BF-01 — Inscription</text:h>
      <text:p text:style-name="Text_20_body">Le système doit permettre à un visiteur de créer un compte joueur avec des informations minimales (ex. email, pseudo/handle, mot de passe).</text:p>
      <text:p text:style-name="Text_20_body"><text:span text:style-name="Strong_20_Emphasis">Critères de succès :</text:span></text:p>
      <text:list text:style-name="L6">
        <text:list-item>
          <text:p text:style-name="P6">Le compte est créé si les données sont valides et uniques.</text:p>
        </text:list-item>
        <text:list-item>
          <text:p text:style-name="P6">Le joueur obtient un moyen de session (ex. token).</text:p>
        </text:list-item>
      </text:list>
      <text:h text:style-name="Heading_20_3" text:outline-level="3">BF-02 — Authentification / Connexion</text:h>
      <text:p text:style-name="Text_20_body">Le système doit permettre à un utilisateur de se connecter via ses identifiants.</text:p>
      <text:p text:style-name="Text_20_body"><text:span text:style-name="Strong_20_Emphasis">Critères de succès :</text:span></text:p>
      <text:list text:style-name="L7">
        <text:list-item>
          <text:p text:style-name="P7">En cas de succès, un token est délivré.</text:p>
        </text:list-item>
        <text:list-item>
          <text:p text:style-name="P7">En cas d’échec, message d’erreur clair, sans divulguer d’informations sensibles.</text:p>
        </text:list-item>
      </text:list>
      <text:h text:style-name="Heading_20_3" text:outline-level="3">BF-03 — Autorisation / Rôles</text:h>
      <text:p text:style-name="Text_20_body">Le système doit distinguer au minimum :</text:p>
      <text:list text:style-name="L8">
        <text:list-item>
          <text:p text:style-name="P8"><text:span text:style-name="Strong_20_Emphasis">Joueur</text:span> (USER)</text:p>
        </text:list-item>
        <text:list-item>
          <text:p text:style-name="P8"><text:span text:style-name="Strong_20_Emphasis">Administrateur</text:span> (ADMIN)</text:p>
        </text:list-item>
      </text:list>
      <text:h text:style-name="Heading_20_3" text:outline-level="3">BF-04 — Création de partie</text:h>
      <text:p text:style-name="Text_20_body">Un joueur authentifié doit pouvoir créer une partie.</text:p>
      <text:p text:style-name="Text_20_body"><text:span text:style-name="Strong_20_Emphasis">Critères :</text:span></text:p>
      <text:list text:style-name="L9">
        <text:list-item>
          <text:p text:style-name="P9"><text:soft-page-break/>Une partie possède un identifiant unique.</text:p>
        </text:list-item>
        <text:list-item>
          <text:p text:style-name="P9">Un état initial est créé (ex. joueurs, deck/jeu, état de tour selon règles).</text:p>
        </text:list-item>
      </text:list>
      <text:h text:style-name="Heading_20_3" text:outline-level="3">BF-05 — Rejoindre une partie</text:h>
      <text:p text:style-name="Text_20_body">Un joueur authentifié doit pouvoir rejoindre une partie existante si les règles le permettent (ex. partie ouverte, nombre de joueurs non atteint).</text:p>
      <text:h text:style-name="Heading_20_3" text:outline-level="3">BF-06 — Consulter l’état d’une partie</text:h>
      <text:p text:style-name="Text_20_body">Un joueur participant doit pouvoir consulter :</text:p>
      <text:list text:style-name="L10">
        <text:list-item>
          <text:p text:style-name="P10">état courant (ex. tour, éléments de l’arbre, cartes jouées selon les règles)</text:p>
        </text:list-item>
        <text:list-item>
          <text:p text:style-name="P10">score(s)</text:p>
        </text:list-item>
        <text:list-item>
          <text:p text:style-name="P10">historique minimal des actions (si prévu)</text:p>
        </text:list-item>
      </text:list>
      <text:h text:style-name="Heading_20_3" text:outline-level="3">BF-07 — Effectuer une action de jeu</text:h>
      <text:p text:style-name="Text_20_body">Un joueur doit pouvoir exécuter une action autorisée par les règles (ex. jouer une carte, activer un pouvoir, etc.).</text:p>
      <text:p text:style-name="Text_20_body"><text:span text:style-name="Strong_20_Emphasis">Critères :</text:span></text:p>
      <text:list text:style-name="L11">
        <text:list-item>
          <text:p text:style-name="P11">Validation : l’action est refusée si illégale (carte inexistante, pas au joueur, état incorrect, etc.).</text:p>
        </text:list-item>
        <text:list-item>
          <text:p text:style-name="P11">Mise à jour : l’état de partie est modifié de manière cohérente.</text:p>
        </text:list-item>
        <text:list-item>
          <text:p text:style-name="P11">Traçabilité : l’action est enregistrée (au minimum en logs et/ou en base selon besoin).</text:p>
        </text:list-item>
      </text:list>
      <text:h text:style-name="Heading_20_3" text:outline-level="3">BF-08 — Notifications temps réel (événements)</text:h>
      <text:p text:style-name="Text_20_body">Lorsqu’une action modifie l’état de partie, les participants doivent recevoir une notification (ex. WebSocket) pour rafraîchir l’interface sans recharger la page.</text:p>
      <text:h text:style-name="Heading_20_3" text:outline-level="3">BF-09 — Fin de partie</text:h>
      <text:p text:style-name="Text_20_body">Le système doit déterminer la fin d’une partie selon les règles (ex. condition de victoire, fin de deck, etc.) et exposer le résultat.</text:p>
      <text:h text:style-name="Heading_20_3" text:outline-level="3">BF-10 — Administration (périmètre minimal)</text:h>
      <text:p text:style-name="Text_20_body">Un administrateur doit pouvoir accéder à des fonctions de supervision (ex. consultation d’informations, contrôle basique, selon ce qui est implémenté).</text:p>
      <text:h text:style-name="Heading_20_2" text:outline-level="2">1.6 Besoins non fonctionnels (BNF)</text:h>
      <text:h text:style-name="Heading_20_3" text:outline-level="3">BNF-01 — Sécurité</text:h>
      <text:list text:style-name="L12">
        <text:list-item>
          <text:p text:style-name="P12">Mots de passe stockés de manière sécurisée (hachage).</text:p>
        </text:list-item>
        <text:list-item>
          <text:p text:style-name="P12">Authentification via token (JWT).</text:p>
        </text:list-item>
        <text:list-item>
          <text:p text:style-name="P12"><text:soft-page-break/>Contrôle d’accès basé sur rôles.</text:p>
        </text:list-item>
        <text:list-item>
          <text:p text:style-name="P12">Protection minimale contre abus : validation des entrées, erreurs non bavardes, headers, etc.</text:p>
        </text:list-item>
      </text:list>
      <text:h text:style-name="Heading_20_3" text:outline-level="3">BNF-02 — Disponibilité et fiabilité</text:h>
      <text:list text:style-name="L13">
        <text:list-item>
          <text:p text:style-name="P13">Service stable : redémarrage propre, gestion des erreurs.</text:p>
        </text:list-item>
        <text:list-item>
          <text:p text:style-name="P13">La partie ne doit pas entrer dans un état incohérent suite à une action invalide.</text:p>
        </text:list-item>
      </text:list>
      <text:h text:style-name="Heading_20_3" text:outline-level="3">BNF-03 — Performance</text:h>
      <text:list text:style-name="L14">
        <text:list-item>
          <text:p text:style-name="P14">Les actions de jeu doivent répondre rapidement (objectif : ressenti “temps réel”).</text:p>
        </text:list-item>
        <text:list-item>
          <text:p text:style-name="P14">Les notifications doivent parvenir sans délai perceptible.</text:p>
        </text:list-item>
      </text:list>
      <text:h text:style-name="Heading_20_3" text:outline-level="3">BNF-04 — Maintenabilité</text:h>
      <text:list text:style-name="L15">
        <text:list-item>
          <text:p text:style-name="P15">Architecture en couches (front / API / logique métier).</text:p>
        </text:list-item>
        <text:list-item>
          <text:p text:style-name="P15">Principes SOLID, séparation des responsabilités.</text:p>
        </text:list-item>
        <text:list-item>
          <text:p text:style-name="P15">Code testable et tests automatisés (unitaires + intégration).</text:p>
        </text:list-item>
      </text:list>
      <text:h text:style-name="Heading_20_3" text:outline-level="3">BNF-05 — Observabilité</text:h>
      <text:list text:style-name="L16">
        <text:list-item>
          <text:p text:style-name="P16">Logs structurés suffisants pour diagnostiquer : erreurs, actions critiques, flux WebSocket.</text:p>
        </text:list-item>
        <text:list-item>
          <text:p text:style-name="P16">Indicateurs basiques (au minimum logs + traces d’exécution).</text:p>
        </text:list-item>
      </text:list>
      <text:h text:style-name="Heading_20_3" text:outline-level="3">BNF-06 — Déployabilité &amp; portabilité</text:h>
      <text:list text:style-name="L17">
        <text:list-item>
          <text:p text:style-name="P17">Application déployable sur une VM Linux puis conteneurisable.</text:p>
        </text:list-item>
        <text:list-item>
          <text:p text:style-name="P17">Configuration via variables d’environnement.</text:p>
        </text:list-item>
        <text:list-item>
          <text:p text:style-name="P17">Support d’un reverse proxy (Nginx).</text:p>
        </text:list-item>
      </text:list>
      <text:h text:style-name="Heading_20_3" text:outline-level="3">BNF-07 — Compatibilité</text:h>
      <text:list text:style-name="L18">
        <text:list-item>
          <text:p text:style-name="P18">Accès via navigateur moderne (Chrome/Firefox/Edge).</text:p>
        </text:list-item>
        <text:list-item>
          <text:p text:style-name="P18">API REST documentable, stable, versionnable.</text:p>
        </text:list-item>
      </text:list>
      <text:h text:style-name="Heading_20_2" text:outline-level="2">1.7 Contraintes</text:h>
      <text:list text:style-name="L19">
        <text:list-item>
          <text:p text:style-name="P19"><text:span text:style-name="Strong_20_Emphasis">Technologies</text:span> : backend Spring Boot, frontend React, DB PostgreSQL.</text:p>
        </text:list-item>
        <text:list-item>
          <text:p text:style-name="P19"><text:span text:style-name="Strong_20_Emphasis">Architecture</text:span> : 3-tiers (UI / API / données) + moteur métier.</text:p>
        </text:list-item>
        <text:list-item>
          <text:p text:style-name="P19"><text:span text:style-name="Strong_20_Emphasis">Temps réel</text:span> : compatibilité proxy pour WebSocket (point critique).</text:p>
        </text:list-item>
        <text:list-item>
          <text:p text:style-name="P19"><text:span text:style-name="Strong_20_Emphasis">Déploiement évolutif</text:span> : la solution doit permettre une migration graduelle (Linux → Docker → cloud).</text:p>
        </text:list-item>
      </text:list>
      <text:h text:style-name="Heading_20_2" text:outline-level="2"><text:soft-page-break/>1.8 Hypothèses</text:h>
      <text:list text:style-name="L20">
        <text:list-item>
          <text:p text:style-name="P20">Les utilisateurs possèdent une connexion internet stable.</text:p>
        </text:list-item>
        <text:list-item>
          <text:p text:style-name="P20">Le navigateur supporte WebSocket.</text:p>
        </text:list-item>
        <text:list-item>
          <text:p text:style-name="P20">Les règles du jeu sont suffisamment définies pour valider les actions.</text:p>
        </text:list-item>
        <text:list-item>
          <text:p text:style-name="P20">Les identifiants (email/handle) sont uniques.</text:p>
        </text:list-item>
        <text:list-item>
          <text:p text:style-name="P20">Le périmètre admin reste minimal au départ (peut s’étendre dans les phases suivantes).</text:p>
        </text:list-item>
      </text:list>
      <text:h text:style-name="Heading_20_2" text:outline-level="2">1.9 Risques (première analyse)</text:h>
      <text:list text:style-name="L21">
        <text:list-item>
          <text:p text:style-name="P21"><text:span text:style-name="Strong_20_Emphasis">WebSocket derrière proxy</text:span> : risque de configuration incorrecte (upgrade headers, timeouts).</text:p>
        </text:list-item>
        <text:list-item>
          <text:p text:style-name="P21"><text:span text:style-name="Strong_20_Emphasis">Cohérence d’état de jeu</text:span> : risque de divergence si validation insuffisante.</text:p>
        </text:list-item>
        <text:list-item>
          <text:p text:style-name="P21"><text:span text:style-name="Strong_20_Emphasis">Sécurité</text:span> : endpoints sensibles mal protégés.</text:p>
        </text:list-item>
        <text:list-item>
          <text:p text:style-name="P21"><text:span text:style-name="Strong_20_Emphasis">Complexité progressive</text:span> : migrations cloud mal maîtrisées sans documentation (raison pour laquelle ce document existe).</text:p>
        </text:list-item>
      </text:list>
      <text:h text:style-name="Heading_20_2" text:outline-level="2">1.10 Critères d’acceptation (résumé)</text:h>
      <text:p text:style-name="Text_20_body">Le système est considéré acceptable si :</text:p>
      <text:list text:style-name="L22">
        <text:list-item>
          <text:p text:style-name="P22">Un utilisateur peut s’inscrire, se connecter, créer/rejoindre une partie.</text:p>
        </text:list-item>
        <text:list-item>
          <text:p text:style-name="P22">Une action de jeu est validée/refusée correctement.</text:p>
        </text:list-item>
        <text:list-item>
          <text:p text:style-name="P22">L’état de partie est consultable et cohérent.</text:p>
        </text:list-item>
        <text:list-item>
          <text:p text:style-name="P22">Les joueurs reçoivent les mises à jour en temps réel.</text:p>
        </text:list-item>
        <text:list-item>
          <text:p text:style-name="P22">L’accès est sécurisé (JWT + rôles).</text:p>
        </text:list-item>
        <text:list-item>
          <text:p text:style-name="P22">Le projet est documenté et prêt à évoluer vers les phases DevOp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43:14.612617268</meta:creation-date>
    <dc:date>2025-12-24T13:12:41.253540383</dc:date>
    <meta:editing-duration>PT29M28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5" meta:paragraph-count="122" meta:word-count="1116" meta:character-count="7442" meta:non-whitespace-character-count="6505"/>
  </office:meta>
</office:document-meta>
</file>